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87000003AE9DCA4362431E3973.jpg" manifest:media-type="image/jpe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Arial" svg:font-family="Arial" style:font-pitch="variable"/>
    <style:font-face style:name="Liberation Serif2"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482c90"/>
    </style:style>
    <style:style style:name="P2" style:family="paragraph" style:parent-style-name="Table_20_Contents">
      <style:paragraph-properties fo:text-align="center" style:justify-single-word="false"/>
      <style:text-properties fo:font-size="24pt" fo:font-weight="bold" officeooo:rsid="001b12bc" officeooo:paragraph-rsid="001b12bc" style:font-size-asian="24pt" style:font-weight-asian="bold" style:font-size-complex="24pt" style:font-weight-complex="bold"/>
    </style:style>
    <style:style style:name="P3" style:family="paragraph" style:parent-style-name="Table_20_Contents">
      <style:paragraph-properties fo:text-align="center" style:justify-single-word="false"/>
      <style:text-properties fo:font-size="12pt" fo:font-weight="bold" officeooo:rsid="001ac76a" officeooo:paragraph-rsid="001ac76a" style:font-size-asian="12pt" style:font-weight-asian="bold" style:font-size-complex="12pt" style:font-weight-complex="bold"/>
    </style:style>
    <style:style style:name="P4" style:family="paragraph" style:parent-style-name="Table_20_Contents">
      <style:paragraph-properties fo:text-align="center" style:justify-single-word="false"/>
      <style:text-properties fo:font-size="12pt" fo:font-weight="normal" officeooo:rsid="001b12bc" officeooo:paragraph-rsid="001b12bc" style:font-size-asian="12pt" style:font-weight-asian="normal" style:font-size-complex="12pt" style:font-weight-complex="normal"/>
    </style:style>
    <style:style style:name="P5"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Table_20_Contents">
      <style:paragraph-properties fo:text-align="center" style:justify-single-word="false"/>
      <style:text-properties fo:font-size="12pt" fo:font-weight="normal" officeooo:rsid="00482c90" officeooo:paragraph-rsid="00482c90" style:font-size-asian="12pt" style:font-weight-asian="normal" style:font-size-complex="12pt" style:font-weight-complex="normal"/>
    </style:style>
    <style:style style:name="P7" style:family="paragraph" style:parent-style-name="Header_20_left">
      <style:text-properties officeooo:paragraph-rsid="001ac76a"/>
    </style:style>
    <style:style style:name="P8" style:family="paragraph" style:parent-style-name="Footer">
      <style:text-properties fo:font-size="10pt" officeooo:rsid="001b12bc" officeooo:paragraph-rsid="00228053" style:font-size-asian="10pt" style:font-size-complex="10pt"/>
    </style:style>
    <style:style style:name="P9" style:family="paragraph" style:parent-style-name="Footer">
      <style:text-properties fo:font-size="10pt" officeooo:rsid="001b12bc" officeooo:paragraph-rsid="001b12bc" style:font-size-asian="10pt" style:font-size-complex="10pt"/>
    </style:style>
    <style:style style:name="P10" style:family="paragraph" style:parent-style-name="Text_20_body">
      <style:text-properties officeooo:rsid="0041e342" officeooo:paragraph-rsid="003c990c"/>
    </style:style>
    <style:style style:name="P11" style:family="paragraph" style:parent-style-name="Text_20_body">
      <style:text-properties officeooo:rsid="004e014c" officeooo:paragraph-rsid="004e014c"/>
    </style:style>
    <style:style style:name="P12" style:family="paragraph" style:parent-style-name="Text_20_body">
      <style:text-properties officeooo:rsid="004f5680" officeooo:paragraph-rsid="004f5680"/>
    </style:style>
    <style:style style:name="P13" style:family="paragraph" style:parent-style-name="Text_20_body">
      <style:text-properties officeooo:rsid="005078fd" officeooo:paragraph-rsid="0051a4b7"/>
    </style:style>
    <style:style style:name="P14" style:family="paragraph" style:parent-style-name="Text_20_body">
      <style:text-properties officeooo:paragraph-rsid="005078fd"/>
    </style:style>
    <style:style style:name="P15" style:family="paragraph" style:parent-style-name="Text_20_body">
      <style:text-properties officeooo:rsid="0051a4b7" officeooo:paragraph-rsid="0051a4b7"/>
    </style:style>
    <style:style style:name="P16" style:family="paragraph" style:parent-style-name="Text_20_body" style:list-style-name="L14">
      <style:text-properties officeooo:rsid="0051a4b7" officeooo:paragraph-rsid="0051a4b7"/>
    </style:style>
    <style:style style:name="P17" style:family="paragraph" style:parent-style-name="Text_20_body" style:list-style-name="L14">
      <style:text-properties officeooo:paragraph-rsid="0051a4b7"/>
    </style:style>
    <style:style style:name="P18" style:family="paragraph" style:parent-style-name="Text_20_body">
      <style:text-properties fo:font-weight="bold" officeooo:rsid="0051a4b7" officeooo:paragraph-rsid="0051a4b7" style:font-weight-asian="bold" style:font-weight-complex="bold"/>
    </style:style>
    <style:style style:name="P19" style:family="paragraph" style:parent-style-name="Text_20_body">
      <style:text-properties officeooo:rsid="00523356" officeooo:paragraph-rsid="00523356"/>
    </style:style>
    <style:style style:name="P20" style:family="paragraph" style:parent-style-name="Text_20_body">
      <style:text-properties officeooo:paragraph-rsid="00523356"/>
    </style:style>
    <style:style style:name="P21" style:family="paragraph" style:parent-style-name="Text_20_body" style:list-style-name="L9">
      <style:paragraph-properties fo:margin-top="0.0398in" fo:margin-bottom="0.0398in" loext:contextual-spacing="false"/>
      <style:text-properties officeooo:rsid="004f5680" officeooo:paragraph-rsid="004f5680"/>
    </style:style>
    <style:style style:name="P22" style:family="paragraph" style:parent-style-name="Text_20_body">
      <style:paragraph-properties fo:margin-left="0.4925in" fo:margin-right="0in" fo:text-indent="0in" style:auto-text-indent="false"/>
      <style:text-properties officeooo:rsid="0051a4b7" officeooo:paragraph-rsid="0051a4b7"/>
    </style:style>
    <style:style style:name="P23" style:family="paragraph" style:parent-style-name="Heading_20_1">
      <style:text-properties officeooo:rsid="001e4809" officeooo:paragraph-rsid="004f5680"/>
    </style:style>
    <style:style style:name="P24" style:family="paragraph" style:parent-style-name="Heading_20_1">
      <style:text-properties officeooo:rsid="004e014c" officeooo:paragraph-rsid="004e014c"/>
    </style:style>
    <style:style style:name="P25" style:family="paragraph" style:parent-style-name="Table_20_Contents">
      <style:paragraph-properties fo:text-align="center" style:justify-single-word="false"/>
      <style:text-properties fo:font-size="12pt" fo:font-weight="bold" officeooo:rsid="001ac76a" officeooo:paragraph-rsid="001ac76a" style:font-size-asian="12pt" style:font-weight-asian="bold" style:font-size-complex="12pt" style:font-weight-complex="bold"/>
    </style:style>
    <style:style style:name="P26" style:family="paragraph" style:parent-style-name="Heading_20_2">
      <style:text-properties officeooo:rsid="004e014c" officeooo:paragraph-rsid="004e014c"/>
    </style:style>
    <style:style style:name="P27" style:family="paragraph" style:parent-style-name="Heading_20_2">
      <style:paragraph-properties fo:break-before="page"/>
    </style:style>
    <style:style style:name="P28" style:family="paragraph">
      <loext:graphic-properties draw:fill="solid" draw:fill-color="#c0c0c0" draw:opacity="50%"/>
      <style:text-properties style:font-name="Liberation Sans1" fo:font-size="1pt"/>
    </style:style>
    <style:style style:name="P29" style:family="paragraph">
      <loext:graphic-properties draw:fill="none"/>
      <style:paragraph-properties fo:text-align="start"/>
      <style:text-properties fo:font-size="18pt"/>
    </style:style>
    <style:style style:name="P30" style:family="paragraph">
      <loext:graphic-properties draw:fill="solid" draw:fill-color="#ffffff"/>
      <style:paragraph-properties fo:margin-left="0in" fo:margin-right="0in" fo:margin-top="0in" fo:margin-bottom="0in" fo:line-height="100%" fo:text-align="start"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outline="false" style:text-line-through-style="none" style:text-line-through-type="none" style:text-position="0% 100%" style:font-name="Arial" fo:font-size="10pt" fo:font-style="normal" fo:text-shadow="none" style:text-underline-style="none" fo:font-weight="normal"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 style:family="text">
      <style:text-properties officeooo:rsid="001c514b"/>
    </style:style>
    <style:style style:name="T2" style:family="text">
      <style:text-properties officeooo:rsid="00336d2e"/>
    </style:style>
    <style:style style:name="T3" style:family="text">
      <style:text-properties officeooo:rsid="004f5680"/>
    </style:style>
    <style:style style:name="T4" style:family="text">
      <style:text-properties officeooo:rsid="005078fd"/>
    </style:style>
    <style:style style:name="T5" style:family="text">
      <style:text-properties officeooo:rsid="0051a4b7"/>
    </style:style>
    <style:style style:name="T6" style:family="text">
      <style:text-properties officeooo:rsid="00523356"/>
    </style:style>
    <style:style style:name="T7" style:family="text">
      <style:text-properties officeooo:rsid="0054135c"/>
    </style:style>
    <style:style style:name="T8" style:family="text">
      <style:text-properties officeooo:rsid="0055252d"/>
    </style:style>
    <style:style style:name="T9" style:family="text">
      <style:text-properties officeooo:rsid="005560a5"/>
    </style:style>
    <style:style style:name="T10" style:family="text">
      <style:text-properties officeooo:rsid="005844f1"/>
    </style:style>
    <style:style style:name="T11" style:family="text">
      <style:text-properties officeooo:rsid="005d8a4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prefix="B"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6in" fo:margin-left="0.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Group " style:num-format="1">
        <style:list-level-properties text:list-level-position-and-space-mode="label-alignment">
          <style:list-level-label-alignment text:label-followed-by="listtab" text:list-tab-stop-position="1in" fo:text-indent="-0.7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3437in" fo:min-width="6.5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auto-grow-height="false" draw:auto-grow-width="false" fo:min-height="3.5626in" fo:min-width="6.925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draw:stroke="none" draw:fill="solid" draw:fill-color="#c0c0c0" draw:opacity="50%" draw:auto-grow-height="false" draw:auto-grow-width="false" fo:min-height="2.3083in" fo:min-width="4.488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4" style:family="graphic">
      <style:graphic-properties draw:stroke="none" draw:fill="solid" draw:fill-color="#c0c0c0" draw:opacity="50%" draw:auto-grow-height="false" draw:auto-grow-width="false" fo:min-height="3.7654in" fo:min-width="7.3189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5"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mono"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top" draw:auto-grow-height="false" draw:fit-to-size="shrink-to-fit" style:shrink-to-fit="true" fo:min-height="0.239in" fo:min-width="0in" fo:padding-top="0.0516in" fo:padding-bottom="0.0516in" fo:padding-left="0.0984in" fo:padding-right="0.0984in" fo:wrap-option="wrap"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Introduction</text:h>
      <text:p text:style-name="P11">Decoder interface standards exist in order to aid in installation of decoders into vehicle system boards. Installation can <text:span text:style-name="T8">performed by</text:span> the vehicle manufacturer or separately by the individual modeler.</text:p>
      <text:h text:style-name="P26" text:outline-level="2">Served Use Cases</text:h>
      <text:p text:style-name="P11">The intent is that any decoder which conforms to the standard, from any manufacturer, will operate with any vehicle system board which conforms to the standard, from any manufacturer. Operate is further defined as not to cause any permanent damage of the <text:span text:style-name="T3">decoder or vehicle system board.</text:span></text:p>
      <text:h text:style-name="P26" text:outline-level="2">Unserved Use cases</text:h>
      <text:p text:style-name="P12">It is not the purpose of the standard to ensure that every decoder and vehicle system board implements all of the <text:span text:style-name="T8">possible </text:span>features defined by the standard. Operation is limited to the features supported by the decoder and/or vehicle system board, as documented by the respective manufacturers.</text:p>
      <text:h text:style-name="P23" text:outline-level="1"><text:span text:style-name="T3">Annotations to the Standard</text:span></text:h>
      <text:h text:style-name="Heading_20_2" text:outline-level="2">General</text:h>
      <text:h text:style-name="Heading_20_3" text:outline-level="3">Introduction and Intended Use</text:h>
      <text:h text:style-name="Heading_20_4" text:outline-level="4">References</text:h>
      <text:p text:style-name="P12">Additional relevant references <text:span text:style-name="T10">are</text:span> found in S-9.1.1.5.</text:p>
      <text:list xml:id="list3681044631" text:style-name="L9">
        <text:list-item>
          <text:p text:style-name="P21">S-9.1.1.5 Next18 and Next18-S Decoder Interface</text:p>
        </text:list-item>
      </text:list>
      <text:h text:style-name="Heading_20_3" text:outline-level="3">Terms</text:h>
      <text:h text:style-name="Heading_20_3" text:outline-level="3">Requirements</text:h>
      <text:p text:style-name="P12">It is important to note that a product is not required to implement all connections of the interface. A manufacturer may chose to omit certain features, for example the number of function outputs. It is incumbent on the manufacturer to document for users the supported features of their product(s).</text:p>
      <text:h text:style-name="P27" text:outline-level="2">Mechanical Properties</text:h>
      <text:p text:style-name="P14"><draw:custom-shape text:anchor-type="paragraph" draw:z-index="13" draw:name="Rechteck 459" draw:style-name="gr6" draw:text-style-name="P30" svg:width="0.098in" svg:height="0.3421in" svg:x="-0.4799in" svg:y="0.9543in"><text:p/><draw:enhanced-geometry svg:viewBox="0 0 21600 21600" draw:mirror-horizontal="false" draw:mirror-vertical="false" draw:type="rectangle" draw:enhanced-path="M 0 0 L 21600 0 21600 21600 0 21600 0 0 Z N"/></draw:custom-shape><text:span text:style-name="T4">The mechanical properties are provided in general terms so as not to codify into the standard any limit to alternative sources. Proper connector sources will result in a “click” of the two mating socket and plug components. TI-9.1.1 contains a list of manufacturer and part numbers for connector sources that have been tested for conformance to the standard.</text:span></text:p>
      <text:h text:style-name="Heading_20_3" text:outline-level="3"><text:span text:style-name="T4">Plug</text:span> Specification</text:h>
      <text:h text:style-name="Heading_20_3" text:outline-level="3">Socket Specifications</text:h>
      <text:p text:style-name="P14"><text:span text:style-name="T4">If a socket is provided that is terminated in wires, it is recommended that the wire colors follow the color codes defined in S-9.1.1.</text:span></text:p>
      <text:h text:style-name="Heading_20_2" text:outline-level="2">Electrical Properties</text:h>
      <text:p text:style-name="P13">The Next18 defines pins 7 and 16 as logic-level outputs while the Next18-S defines pins 7 and 16 as speaker outputs. Because a sound variant decoder or vehicle system board can be physically connected to a non-sound variant vehicle system board or decoder, it is incumbent on the manufacturer to provide protection against damage should such a combination be <text:span text:style-name="T9">used</text:span> by a modeler. The vehicle system board manufacturer is only responsible for protecting the vehicle system board, while the decoder manufacturer is only responsible for protecting the decoder.</text:p>
      <text:p text:style-name="P13">The standard does not prescribe how a manufacturer implements the protection. <text:span text:style-name="T5">However, here are some suggestions that may offer adequate protection:</text:span></text:p>
      <text:p text:style-name="P18">Next18 + Vehicle System Board With Sound</text:p>
      <text:list xml:id="list2605217219" text:style-name="L14">
        <text:list-item>
          <text:p text:style-name="P17"><text:span text:style-name="T5">On decoder, do not implement functions AUX5 and AUX6, leave unconnected.</text:span></text:p>
        </text:list-item>
        <text:list-item>
          <text:p text:style-name="P16">On decoder, add series resist<text:span text:style-name="T9">or</text:span> in-line to AUX5 and AUX6.</text:p>
        </text:list-item>
        <text:list-item>
          <text:p text:style-name="P16">On decoder, test in software for low impedance path (speaker) connected between AUX5 and AUX6. Disable outputs AUX5 and AUX6 if a low impedance path is discovered.</text:p>
        </text:list-item>
      </text:list>
      <text:p text:style-name="P18">Next18-S + Vehicle System Board Without Sound</text:p>
      <text:p text:style-name="P22">This use case is generally not a problem because the vehicle system board typically implements a high impedance transistor input to match AUX5 and AUX6 logic-level <text:span text:style-name="T9">decoder </text:span>outputs. Another options is for the system board to not implement AUX5 and AUX6 logic-level outputs.</text:p>
      <text:h text:style-name="Heading_20_3" text:outline-level="3">Next18 <text:span text:style-name="T2">P</text:span>in <text:span text:style-name="T2">A</text:span>ssignment</text:h>
      <text:p text:style-name="P15">Note that AUX5 and AUX6 <text:span text:style-name="T6">logic-level outputs </text:span>(pins 7 and 16) are defined for Next18 only. Next18-S uses these same pins for <text:span text:style-name="T9">S</text:span>peaker <text:span text:style-name="T9">A and Speaker B </text:span>connections.</text:p>
      <text:h text:style-name="Heading_20_3" text:outline-level="3"><text:soft-page-break/>Next18-S Pin Assignment</text:h>
      <text:p text:style-name="P15">Note that <text:span text:style-name="T9">S</text:span>peaker A and <text:span text:style-name="T9">S</text:span>peaker B (pins 7 and 15) are defined for N<text:span text:style-name="T6">ext18-S only. Next18 uses these same pins for AUX5 and AUX6 logic-level outputs.</text:span></text:p>
      <text:h text:style-name="Heading_20_3" text:outline-level="3">Descriptions of Signals</text:h>
      <text:p text:style-name="P19">V+ (pins 6 and 15 <text:span text:style-name="T9">combined</text:span>) is designed for a current rating of 1A. If a vehicle system board needs to consume more than 1A on V+, it may create its own version of V+ local to the vehicle system board. In the case that the vehicle system board does create its own version of V+, it is important that it<text:span text:style-name="T9">s local version</text:span> not be connected to the interface V+ (pins 6 and 15). This could otherwise undermine the careful design of the decoder’s own internal power management.</text:p>
      <text:h text:style-name="Heading_20_3" text:outline-level="3">Use in Function Only Decoders</text:h>
      <text:p text:style-name="P20"><text:span text:style-name="T6">For the purpose of conformance, a function only decoder is a decoder which does not provide a motor control output on Motor + and Motor – (pins 2 and 11).</text:span></text:p>
      <text:h text:style-name="Heading_20_3" text:outline-level="3">Use of Interface with SUSI</text:h>
      <text:p text:style-name="P19">This is the scenario where the Next18 or Next18-S interface is used <text:span text:style-name="T7">for connection between</text:span> a SUSI slave device <text:span text:style-name="T7">and</text:span> another host decoder acting in the role of <text:span text:style-name="T9">SUSI </text:span>master.</text:p>
      <text:h text:style-name="Heading_20_3" text:outline-level="3">Operation Without a Decoder</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Arial" svg:font-family="Arial" style:font-pitch="variable"/>
    <style:font-face style:name="Liberation Serif2"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5"/>
  </office:styles>
  <office:automatic-styles>
    <style:style style:name="Table1" style:family="table">
      <style:table-properties style:width="6.5in" table:align="margins"/>
    </style:style>
    <style:style style:name="Table1.A" style:family="table-column">
      <style:table-column-properties style:column-width="0.75in" style:rel-column-width="7561*"/>
    </style:style>
    <style:style style:name="Table1.B" style:family="table-column">
      <style:table-column-properties style:column-width="2.75in" style:rel-column-width="27726*"/>
    </style:style>
    <style:style style:name="Table1.C" style:family="table-column">
      <style:table-column-properties style:column-width="1.5in" style:rel-column-width="15123*"/>
    </style:style>
    <style:style style:name="Table1.D" style:family="table-column">
      <style:table-column-properties style:column-width="1.5in" style:rel-column-width="15125*"/>
    </style:style>
    <style:style style:name="Table1.1" style:family="table-row">
      <style:table-row-properties style:min-row-height="0.1875in"/>
    </style:style>
    <style:style style:name="Table1.A1" style:family="table-cell">
      <style:table-cell-properties style:vertical-align="middle" fo:padding="0.0382in" fo:border="none"/>
    </style:style>
    <style:style style:name="Table1.C1" style:family="table-cell">
      <style:table-cell-properties style:vertical-align="middle" fo:padding="0.0382in" fo:border="0.05pt solid #000000"/>
    </style:style>
    <style:style style:name="Table1.2" style:family="table-row">
      <style:table-row-properties style:min-row-height="0.1688in"/>
    </style:style>
    <style:style style:name="Table1.C2" style:family="table-cell">
      <style:table-cell-properties style:vertical-align="middle" fo:padding="0.0382in" fo:border-left="0.05pt solid #000000" fo:border-right="0.05pt solid #000000"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MP1" style:family="paragraph">
      <loext:graphic-properties draw:fill="solid" draw:fill-color="#c0c0c0" draw:opacity="50%"/>
      <style:text-properties style:font-name="Liberation Sans1" fo:font-size="1pt"/>
    </style:style>
    <style:style style:name="MP2" style:family="paragraph" style:parent-style-name="Standard">
      <style:paragraph-properties fo:text-align="center" style:justify-single-word="false"/>
      <style:text-properties officeooo:paragraph-rsid="00482c90"/>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font-size="24pt" fo:font-weight="bold" officeooo:rsid="001b12bc" officeooo:paragraph-rsid="001b12bc" style:font-size-asian="24pt" style:font-weight-asian="bold" style:font-size-complex="24pt" style:font-weight-complex="bold"/>
    </style:style>
    <style:style style:name="MP5" style:family="paragraph" style:parent-style-name="Table_20_Contents">
      <style:paragraph-properties fo:text-align="center" style:justify-single-word="false"/>
      <style:text-properties fo:font-size="12pt" fo:font-weight="bold" officeooo:rsid="001ac76a" officeooo:paragraph-rsid="001ac76a" style:font-size-asian="12pt" style:font-weight-asian="bold" style:font-size-complex="12pt" style:font-weight-complex="bold"/>
    </style:style>
    <style:style style:name="MP6" style:family="paragraph" style:parent-style-name="Table_20_Contents">
      <style:paragraph-properties fo:text-align="center" style:justify-single-word="false"/>
      <style:text-properties fo:font-size="12pt" fo:font-weight="normal" officeooo:rsid="001b12bc" officeooo:paragraph-rsid="001b12bc" style:font-size-asian="12pt" style:font-weight-asian="normal" style:font-size-complex="12pt" style:font-weight-complex="normal"/>
    </style:style>
    <style:style style:name="MP7"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MP8" style:family="paragraph" style:parent-style-name="Table_20_Contents">
      <style:paragraph-properties fo:text-align="center" style:justify-single-word="false"/>
      <style:text-properties fo:font-size="12pt" fo:font-weight="normal" officeooo:rsid="00482c90" officeooo:paragraph-rsid="00482c90" style:font-size-asian="12pt" style:font-weight-asian="normal" style:font-size-complex="12pt" style:font-weight-complex="normal"/>
    </style:style>
    <style:style style:name="MP9" style:family="paragraph" style:parent-style-name="Header_20_left">
      <style:text-properties officeooo:paragraph-rsid="001ac76a"/>
    </style:style>
    <style:style style:name="MP10" style:family="paragraph" style:parent-style-name="Footer">
      <style:text-properties fo:font-size="10pt" officeooo:rsid="001b12bc" officeooo:paragraph-rsid="00228053" style:font-size-asian="10pt" style:font-size-complex="10pt"/>
    </style:style>
    <style:style style:name="MP11" style:family="paragraph" style:parent-style-name="Footer">
      <style:text-properties fo:font-size="10pt" officeooo:rsid="001b12bc" officeooo:paragraph-rsid="001b12bc" style:font-size-asian="10pt" style:font-size-complex="10pt"/>
    </style:style>
    <style:style style:name="MT1" style:family="text">
      <style:text-properties officeooo:rsid="005d8a40"/>
    </style:style>
    <style:style style:name="MT2" style:family="text">
      <style:text-properties officeooo:rsid="001c514b"/>
    </style:style>
    <style:style style:name="Mgr1" style:family="graphic">
      <style:graphic-properties draw:stroke="none" draw:fill="solid" draw:fill-color="#c0c0c0" draw:opacity="50%" draw:auto-grow-height="false" draw:auto-grow-width="false" fo:min-height="3.3437in" fo:min-width="6.5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mono"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style:flow-with-text="false"/>
    </style:style>
    <style:style style:name="Mgr3" style:family="graphic">
      <style:graphic-properties draw:stroke="none" draw:fill="solid" draw:fill-color="#c0c0c0" draw:opacity="50%" draw:auto-grow-height="false" draw:auto-grow-width="false" fo:min-height="3.5626in" fo:min-width="6.925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4" style:family="graphic">
      <style:graphic-properties draw:stroke="none" draw:fill="solid" draw:fill-color="#c0c0c0" draw:opacity="50%" draw:auto-grow-height="false" draw:auto-grow-width="false" fo:min-height="2.3083in" fo:min-width="4.488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5" style:family="graphic">
      <style:graphic-properties draw:stroke="none" draw:fill="solid" draw:fill-color="#c0c0c0" draw:opacity="50%" draw:auto-grow-height="false" draw:auto-grow-width="false" fo:min-height="3.7654in" fo:min-width="7.3189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true" draw:fill="none" draw:fill-color="#729fcf"/>
      </style:header-style>
      <style:footer-style>
        <style:header-footer-properties fo:min-height="0.4in" fo:margin-left="0in" fo:margin-right="0in" fo:margin-top="0.2in" fo:background-color="transparent" style:dynamic-spacing="tru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number:number-style style:name="N0">
      <number:number number:min-integer-digits="1"/>
    </number:number-style>
    <number:date-style style:name="N39" number:automatic-order="true">
      <number:month number:textual="true"/>
      <number:text> </number:text>
      <number:day/>
      <number:text>, </number:text>
      <number:year/>
    </number:date-style>
    <number:date-style style:name="N75" number:automatic-order="true">
      <number:month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custom-shape text:anchor-type="char" draw:z-index="1" draw:name="PowerPlusWaterMarkObject" draw:style-name="Mgr1" draw:text-style-name="MP1" svg:width="6.4996in" svg:height="3.3433in" draw:transform="rotate (0.785398163397448) translate (-0.229861111111111in 5.71597222222222in)"><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loext:header-first>
        <text:tracked-changes>
          <text:changed-region xml:id="ct127461440" text:id="ct127461440">
            <text:deletion>
              <office:change-info>
                <dc:creator>Stuart Baker</dc:creator>
                <dc:date>2020-05-17T17:37:51</dc:date>
              </office:change-info>
              <text:p text:style-name="MP5">Standard</text:p>
            </text:deletion>
          </text:changed-region>
          <text:changed-region xml:id="ct126575712" text:id="ct126575712">
            <text:insertion>
              <office:change-info>
                <dc:creator>Stuart Baker</dc:creator>
                <dc:date>2020-05-17T17:37:51</dc:date>
              </office:change-info>
            </text:insertion>
          </text:changed-region>
        </text:tracked-changes>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2"><draw:frame text:anchor-type="as-char" draw:z-index="12" draw:name="Picture 6" draw:style-name="Mgr2" draw:text-style-name="MP3" svg:width="0.6043in" svg:height="0.6358in"><draw:image xlink:href="Pictures/1000000000000387000003AE9DCA4362431E3973.jpg" xlink:type="simple" xlink:show="embed" xlink:actuate="onLoad" loext:mime-type="image/jpeg"><text:p/></draw:image></draw:frame></text:p>
            </table:table-cell>
            <table:table-cell table:style-name="Table1.A1" table:number-rows-spanned="3" office:value-type="string">
              <text:p text:style-name="MP4"/>
            </table:table-cell>
            <table:table-cell table:style-name="Table1.C1" table:number-columns-spanned="2" office:value-type="string">
              <text:p text:style-name="MP5">NMRA <text:change text:change-id="ct127461440"/><text:change-start text:change-id="ct126575712"/><text:span text:style-name="MT1">Technical Note</text:span><text:change-end text:change-id="ct126575712"/></text:p>
            </table:table-cell>
            <table:covered-table-cell/>
          </table:table-row>
          <table:table-row table:style-name="Table1.2">
            <table:covered-table-cell/>
            <table:covered-table-cell/>
            <table:table-cell table:style-name="Table1.C2" table:number-columns-spanned="2" office:value-type="string">
              <text:p text:style-name="MP6"><text:user-defined style:data-style-name="N0" text:name="Subject">Next18 and Next18-S Decoder Interface</text:user-defined></text:p>
            </table:table-cell>
            <table:covered-table-cell/>
          </table:table-row>
          <table:table-row>
            <table:covered-table-cell/>
            <table:covered-table-cell/>
            <table:table-cell table:style-name="Table1.C3" office:value-type="string">
              <text:p text:style-name="MP7"><text:modification-date style:data-style-name="N75">May 17, 2020</text:modification-date></text:p>
            </table:table-cell>
            <table:table-cell table:style-name="Table1.C2" office:value-type="string">
              <text:p text:style-name="MP8"><text:user-defined style:data-style-name="N0" text:name="Tiitle">TN-9.1.1.5 DRAFT</text:user-defined></text:p>
            </table:table-cell>
          </table:table-row>
        </table:table>
        <text:p text:style-name="MP9"><draw:custom-shape text:anchor-type="char" draw:z-index="2" draw:name="PowerPlusWaterMarkObject" draw:style-name="Mgr1" draw:text-style-name="MP1" svg:width="6.4996in" svg:height="3.3433in" draw:transform="rotate (0.785398163397448) translate (-0.229861111111111in 5.41660104986877in)"><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loext:header-first>
      <style:footer>
        <text:p text:style-name="MP10">© <text:modification-date style:data-style-name="N121">2020</text:modification-date><text:s/>National Model Railroad Association, Inc</text:p>
        <text:p text:style-name="MP10"><text:file-name text:display="name">TN-9.1.1.5 Next18 and Next18-S Decoder Interface</text:file-name><text:tab/><text:tab/><text:span text:style-name="MT2">Page </text:span><text:span text:style-name="MT2"><text:page-number text:select-page="current">2</text:page-number></text:span><text:span text:style-name="MT2"><text:s/>of </text:span><text:span text:style-name="MT2"><text:page-count>3</text:page-count></text:span><text:span text:style-name="MT2"><text:s/>- </text:span><text:span text:style-name="MT2"><text:modification-date style:data-style-name="N39">May 17, 20</text:modification-date></text:span></text:p>
      </style:footer>
      <loext:footer-first>
        <text:p text:style-name="MP11"><text:user-defined style:data-style-name="N0" text:name="Company">© 2020 National Model Railroad Association, Inc</text:user-defined></text:p>
        <text:p text:style-name="MP11"><text:user-defined style:data-style-name="N0" text:name="Tiitle">TN-9.1.1.5 DRAFT</text:user-defined><text:s/><text:user-defined style:data-style-name="N0" text:name="Subject">Next18 and Next18-S Decoder Interface</text:user-defined><text:tab/><text:tab/><text:span text:style-name="MT2">Page </text:span><text:span text:style-name="MT2"><text:page-number text:select-page="current">1</text:page-number></text:span><text:span text:style-name="MT2"><text:s/>of </text:span><text:span text:style-name="MT2"><text:page-count>3</text:page-count></text:span><text:span text:style-name="MT2"><text:s/>- </text:span><text:span text:style-name="MT2"><text:modification-date style:data-style-name="N39">May 17, 20</text:modification-date></text:span></text:p>
      </loext:footer-first>
    </style:master-page>
    <style:master-page style:name="First_20_Page" style:display-name="First Page" style:page-layout-name="Mpm2" style:next-style-name="Standard">
      <style:header>
        <text:p text:style-name="Header"><draw:custom-shape text:anchor-type="char" draw:z-index="3" draw:name="PowerPlusWaterMarkObject" draw:style-name="Mgr3" draw:text-style-name="MP1"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style:next-style-name="Right_20_Page">
      <style:header>
        <text:p text:style-name="Header"><draw:custom-shape text:anchor-type="char" draw:z-index="4" draw:name="PowerPlusWaterMarkObject" draw:style-name="Mgr3" draw:text-style-name="MP1"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style:next-style-name="Left_20_Page">
      <style:header>
        <text:p text:style-name="Header"><draw:custom-shape text:anchor-type="char" draw:z-index="5" draw:name="PowerPlusWaterMarkObject" draw:style-name="Mgr3" draw:text-style-name="MP1"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style:header>
        <text:p text:style-name="Header"><draw:custom-shape text:anchor-type="char" draw:z-index="6" draw:name="PowerPlusWaterMarkObject" draw:style-name="Mgr4" draw:text-style-name="MP1" svg:width="4.4878in" svg:height="2.3079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style:header>
        <text:p text:style-name="Header"><draw:custom-shape text:anchor-type="char" draw:z-index="7" draw:name="PowerPlusWaterMarkObject" draw:style-name="Mgr3" draw:text-style-name="MP1"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style:header>
        <text:p text:style-name="Header"><draw:custom-shape text:anchor-type="char" draw:z-index="8" draw:name="PowerPlusWaterMarkObject" draw:style-name="Mgr5" draw:text-style-name="MP1" svg:width="7.3185in" svg:height="3.76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style:header>
        <text:p text:style-name="Header"><draw:custom-shape text:anchor-type="char" draw:z-index="9" draw:name="PowerPlusWaterMarkObject" draw:style-name="Mgr3" draw:text-style-name="MP1"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style:header>
        <text:p text:style-name="Header"><draw:custom-shape text:anchor-type="char" draw:z-index="10" draw:name="PowerPlusWaterMarkObject" draw:style-name="Mgr3" draw:text-style-name="MP1"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style:header>
        <text:p text:style-name="Header"><draw:custom-shape text:anchor-type="char" draw:z-index="11" draw:name="PowerPlusWaterMarkObject" draw:style-name="Mgr3" draw:text-style-name="MP1"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art Baker</meta:initial-creator>
    <meta:creation-date>2020-05-16T11:28:22.114672883</meta:creation-date>
    <dc:date>2020-05-17T17:38:55.078711154</dc:date>
    <dc:creator>Stuart Baker</dc:creator>
    <meta:editing-duration>P1DT29M14S</meta:editing-duration>
    <meta:editing-cycles>45</meta:editing-cycles>
    <meta:generator>LibreOffice/6.2.8.2$Linux_X86_64 LibreOffice_project/20$Build-2</meta:generator>
    <meta:document-statistic meta:table-count="1" meta:image-count="0" meta:object-count="0" meta:page-count="3" meta:paragraph-count="49" meta:word-count="814" meta:character-count="4905" meta:non-whitespace-character-count="4159"/>
    <meta:user-defined meta:name="Author">Stuart Baker</meta:user-defined>
    <meta:user-defined meta:name="Company">© 2020 National Model Railroad Association, Inc</meta:user-defined>
    <meta:user-defined meta:name="Manager">Mark Juett</meta:user-defined>
    <meta:user-defined meta:name="Subject">Next18 and Next18-S Decoder Interface</meta:user-defined>
    <meta:user-defined meta:name="Tiitle" meta:value-type="string">TN-9.1.1.5 DRAFT</meta:user-defined>
  </office:meta>
</office:document-meta>
</file>